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Deployment Security, features and best practices</text:p>
      <text:p text:style-name="P1"><text:span text:style-name="T1"/></text:p>
      <text:p text:style-name="P1"><text:span text:style-name="T1">Deployment team added a new app called the packager which creates a system specific runnable app. So on windows an exe</text:span></text:p>
      <text:p text:style-name="P1"><text:span text:style-name="T1"/></text:p>
      <text:p text:style-name="P1"><text:span text:style-name="T1">Security changes:</text:span></text:p>
      <text:p text:style-name="P1"><text:span text:style-name="T1">enforce security baselines: </text:span></text:p>
      <text:p text:style-name="P1"><text:span text:style-name="T1">blacklist: oracle can block specific jar files or certs dynamically</text:span></text:p>
      <text:p text:style-name="P1"><text:span text:style-name="T1">security prompt: they added more prompts</text:span></text:p>
      <text:p text:style-name="P1"><text:span text:style-name="T1">jar signing: now required to sign jars, oracle wants to be able to let users know who is providing the app</text:span></text:p>
      <text:p text:style-name="P1"><text:span text:style-name="T1">jar manifest attributes: more attributes, code base and permissions</text:span></text:p>
      <text:p text:style-name="P1"><text:span text:style-name="T1">javascript to java (liveconnect): javascript is unsigned so there are more protections added, now security popups show up when javascript is run.</text:span></text:p>
      <text:p text:style-name="P1"><text:span text:style-name="T1"/></text:p>
      <text:p text:style-name="P1"><text:span text:style-name="T1">Issues they are aware of:</text:span></text:p>
      <text:p text:style-name="P1"><text:span text:style-name="T1">too many changes in each update</text:span></text:p>
      <text:p text:style-name="P1"><text:span text:style-name="T1">more security dialogs</text:span></text:p>
      <text:p text:style-name="P1"><text:span text:style-name="T1">can't sign some jars</text:span></text:p>
      <text:p text:style-name="P1"><text:span text:style-name="T1">unsigned or legacy jars</text:span></text:p>
      <text:p text:style-name="P1"><text:span text:style-name="T1">cannot use jar mainifest</text:span></text:p>
      <text:p text:style-name="P1"><text:span text:style-name="T1"/></text:p>
      <text:p text:style-name="P1"><text:span text:style-name="T1">Some of their solutions:</text:span></text:p>
      <text:p text:style-name="P1"><text:span text:style-name="T1">Enterprise users can setup rules for allowing or blocking jars from running</text:span></text:p>
      <text:p text:style-name="P1"><text:span text:style-name="T1"/></text:p>
      <text:p text:style-name="P1"><text:span text:style-name="T1">best practices:</text:span></text:p>
      <text:p text:style-name="P1"><text:span text:style-name="T1">sign all jars with a ca</text:span></text:p>
      <text:p text:style-name="P1"><text:span text:style-name="T1">use the deployment rule set</text:span></text:p>
      <text:p text:style-name="P1"><text:span text:style-name="T1">user new jar manifest attrs</text:span></text:p>
      <text:p text:style-name="P1"><text:span text:style-name="T1">use https</text:span></text:p>
      <text:p text:style-name="P1"><text:span text:style-name="T1">security coding guidelines </text:span></text:p>
      <text:p text:style-name="P1"><text:span text:style-name="T1">the blogs will let us know about changes 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6S</meta:editing-duration>
    <meta:editing-cycles>7</meta:editing-cycles>
    <meta:generator>OpenOffice.org/3.4.1$Win32 OpenOffice.org_project/341m1$Build-9593</meta:generator>
    <dc:date>2013-09-24T16:41:39.57</dc:date>
    <meta:document-statistic meta:table-count="0" meta:image-count="0" meta:object-count="0" meta:page-count="1" meta:paragraph-count="24" meta:word-count="174" meta:character-count="1053"/>
    <meta:user-defined meta:name="Info 1"/>
    <meta:user-defined meta:name="Info 2"/>
    <meta:user-defined meta:name="Info 3"/>
    <meta:user-defined meta:name="Info 4"/>
  </office:meta>
</office:document-meta>
</file>